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F" svg:font-family="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381cm" fo:margin-left="-0.191cm" table:align="left" style:writing-mode="lr-tb"/>
    </style:style>
    <style:style style:name="Table1.A" style:family="table-column">
      <style:table-column-properties style:column-width="14.806cm"/>
    </style:style>
    <style:style style:name="Table1.B" style:family="table-column">
      <style:table-column-properties style:column-width="0.575cm"/>
    </style:style>
    <style:style style:name="Table1.1" style:family="table-row">
      <style:table-row-properties style:min-row-height="0.3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</style:style>
    <style:style style:name="P3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ize="12pt" style:font-size-asian="12pt" style:font-name-complex="Arial"/>
    </style:style>
    <style:style style:name="P4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ize="12pt" style:font-name-asian="Calibri" style:font-size-asian="12pt" style:font-name-complex="Times New Roman"/>
    </style:style>
    <style:style style:name="P5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P6" style:family="paragraph" style:parent-style-name="Standard">
      <style:paragraph-properties fo:margin-left="0cm" fo:margin-right="0.086cm" fo:text-align="end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paragraph-properties fo:margin-left="0cm" fo:margin-right="0.086cm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ize="12pt" fo:font-weight="bold" style:font-name-asian="Calibri" style:font-size-asian="12pt" style:font-weight-asian="bold" style:font-name-complex="Times New Roman"/>
    </style:style>
    <style:style style:name="P9" style:family="paragraph" style:parent-style-name="Standard">
      <style:paragraph-properties fo:margin-left="0cm" fo:margin-right="0.086cm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ize="12pt" fo:font-weight="bold" style:font-name-asian="Calibri" style:font-size-asian="12pt" style:font-weight-asian="bold" style:font-name-complex="Times New Roman"/>
    </style:style>
    <style:style style:name="P10" style:family="paragraph" style:parent-style-name="Standard">
      <style:paragraph-properties fo:margin-left="0cm" fo:margin-right="0.086cm" fo:margin-top="0.423cm" fo:margin-bottom="0cm" style:contextual-spacing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Times New Roman" style:font-name-complex="Times New Roman"/>
    </style:style>
    <style:style style:name="P11" style:family="paragraph" style:parent-style-name="Standard" style:master-page-name="Standard">
      <style:paragraph-properties fo:margin-left="0cm" fo:margin-right="0.086cm" fo:text-align="center" style:justify-single-word="false" fo:text-indent="0cm" style:auto-text-indent="false" style:page-number="auto">
        <style:tab-stops>
          <style:tab-stop style:position="3.501cm"/>
          <style:tab-stop style:position="13.503cm"/>
        </style:tab-stops>
      </style:paragraph-properties>
    </style:style>
    <style:style style:name="P12" style:family="paragraph" style:parent-style-name="Standard">
      <style:paragraph-properties fo:margin-left="6.502cm" fo:margin-right="0.086cm" fo:text-align="justify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fo:font-size="12pt" fo:font-weight="bold" style:font-name-asian="Calibri" style:font-size-asian="12pt" style:font-weight-asian="bold" style:font-name-complex="Times New Roman"/>
    </style:style>
    <style:style style:name="P13" style:family="paragraph" style:parent-style-name="Standard" style:list-style-name="WW8Num4">
      <style:paragraph-properties fo:margin-top="0cm" fo:margin-bottom="0cm" style:contextual-spacing="false" fo:line-height="100%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style:font-name-complex="Times New Roman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bold" style:font-weight-asian="bold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8" style:family="paragraph" style:parent-style-name="Standard">
      <style:paragraph-properties fo:margin-left="0cm" fo:margin-right="0.09cm" fo:margin-top="0cm" fo:margin-bottom="0cm" style:contextual-spacing="false" fo:text-align="center" style:justify-single-word="false" fo:text-indent="0cm" style:auto-text-indent="false">
        <style:tab-stops>
          <style:tab-stop style:position="3.501cm"/>
          <style:tab-stop style:position="13.503cm"/>
        </style:tab-stops>
      </style:paragraph-properties>
      <style:text-properties style:font-name="Arial" style:font-name-asian="Calibri" style:font-name-complex="Times New Roman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>
        <style:tab-stops>
          <style:tab-stop style:position="0.751cm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501cm" style:auto-text-indent="false">
        <style:tab-stops>
          <style:tab-stop style:position="0.751cm"/>
        </style:tab-stops>
      </style:paragraph-properties>
      <style:text-properties style:font-name="Times New Roman" style:font-name-complex="Times New Roman"/>
    </style:style>
    <style:style style:name="P21" style:family="paragraph" style:parent-style-name="Standard">
      <style:paragraph-properties fo:margin-left="0.635cm" fo:margin-right="0cm" fo:margin-top="0cm" fo:margin-bottom="0cm" style:contextual-spacing="false" fo:line-height="100%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-0.224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23" style:family="paragraph" style:parent-style-name="Standard">
      <style:paragraph-properties fo:margin-left="-0.115cm" fo:margin-right="0cm" fo:margin-top="0cm" fo:margin-bottom="0cm" style:contextual-spacing="false" fo:line-height="100%" fo:text-align="center" style:justify-single-word="false" fo:text-indent="-0.109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  <style:text-properties fo:color="#222222" style:font-name="Times New Roman" fo:font-size="12pt" fo:background-color="#ffffff" style:font-size-asian="12pt" style:font-name-complex="Times New Roman" style:font-size-complex="12pt"/>
    </style:style>
    <style:style style:name="P26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Text_20_body">
      <style:paragraph-properties>
        <style:tab-stops>
          <style:tab-stop style:position="5.45cm"/>
        </style:tab-stops>
      </style:paragraph-properties>
    </style:style>
    <style:style style:name="P28" style:family="paragraph" style:parent-style-name="Text_20_body">
      <style:paragraph-properties fo:margin-top="0cm" fo:margin-bottom="0cm" style:contextual-spacing="false" fo:line-height="100%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Text_20_body" style:list-style-name="WW8Num3">
      <style:paragraph-properties fo:margin-top="0cm" fo:margin-bottom="0cm" style:contextual-spacing="false" fo:line-height="100%" fo:text-align="justify" style:justify-single-word="false">
        <style:tab-stops>
          <style:tab-stop style:position="1cm"/>
        </style:tab-stops>
      </style:paragraph-properties>
      <style:text-properties style:font-name="Times New Roman" fo:font-size="12pt" officeooo:paragraph-rsid="000a0528" style:font-size-asian="12pt" style:font-name-complex="Times New Roman" style:font-size-complex="12pt"/>
    </style:style>
    <style:style style:name="P31" style:family="paragraph" style:parent-style-name="Text_20_body" style:list-style-name="WW8Num3">
      <style:paragraph-properties fo:margin-top="0cm" fo:margin-bottom="0cm" style:contextual-spacing="false" fo:line-height="100%" fo:text-align="justify" style:justify-single-word="false">
        <style:tab-stops>
          <style:tab-stop style:position="1cm"/>
        </style:tab-stops>
      </style:paragraph-properties>
      <style:text-properties style:font-name="Times New Roman" fo:font-size="12pt" officeooo:rsid="000a0528" officeooo:paragraph-rsid="000a0528" style:font-size-asian="12pt" style:font-name-complex="Times New Roman" style:font-size-complex="12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751cm" style:auto-text-indent="false">
        <style:tab-stops>
          <style:tab-stop style:position="1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</style:style>
    <style:style style:name="P34" style:family="paragraph" style:parent-style-name="Heading_20_1">
      <style:paragraph-properties>
        <style:tab-stops>
          <style:tab-stop style:position="2.91cm"/>
          <style:tab-stop style:position="15cm" style:type="right"/>
        </style:tab-stops>
      </style:paragraph-properties>
    </style:style>
    <style:style style:name="P35" style:family="paragraph" style:parent-style-name="FR_5f_NotaOrientador">
      <style:paragraph-properties fo:text-align="end" style:justify-single-word="false"/>
    </style:style>
    <style:style style:name="P36" style:family="paragraph" style:parent-style-name="FR_5f_NotaOrientador">
      <style:paragraph-properties fo:margin-left="9.252cm" fo:margin-right="0cm" fo:text-align="justify" style:justify-single-word="false" fo:text-indent="0cm" style:auto-text-indent="false"/>
    </style:style>
    <style:style style:name="P37" style:family="paragraph" style:parent-style-name="Plain_20_Text">
      <style:paragraph-properties fo:margin-top="0cm" fo:margin-bottom="0cm" style:contextual-spacing="false"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4pt"/>
    </style:style>
    <style:style style:name="P38" style:family="paragraph" style:parent-style-name="Plain_20_Text">
      <style:paragraph-properties fo:margin-top="0cm" fo:margin-bottom="0cm" style:contextual-spacing="false" fo:line-height="100%" fo:text-align="center" style:justify-single-word="false"/>
    </style:style>
    <style:style style:name="P39" style:family="paragraph" style:parent-style-name="Plain_20_Text">
      <style:paragraph-properties fo:margin-left="0cm" fo:margin-right="0cm" fo:margin-top="0cm" fo:margin-bottom="0cm" style:contextual-spacing="false" fo:line-height="100%" fo:text-indent="0.501cm" style:auto-text-indent="false">
        <style:tab-stops>
          <style:tab-stop style:position="0.751cm"/>
        </style:tab-stops>
      </style:paragraph-properties>
    </style:style>
    <style:style style:name="P40" style:family="paragraph" style:parent-style-name="Plain_20_Text">
      <style:paragraph-properties fo:margin-left="0cm" fo:margin-right="0cm" fo:margin-top="0cm" fo:margin-bottom="0cm" style:contextual-spacing="false" fo:line-height="100%" fo:text-indent="0.501cm" style:auto-text-indent="false">
        <style:tab-stops>
          <style:tab-stop style:position="0.751cm"/>
        </style:tab-stops>
      </style:paragraph-properties>
      <style:text-properties style:font-name="Times New Roman" fo:font-size="12pt" style:font-size-asian="12pt" style:font-name-complex="Times New Roman"/>
    </style:style>
    <style:style style:name="P41" style:family="paragraph" style:parent-style-name="Plain_20_Text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</style:style>
    <style:style style:name="P42" style:family="paragraph" style:parent-style-name="Plain_20_Text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  <style:text-properties officeooo:paragraph-rsid="000883f8"/>
    </style:style>
    <style:style style:name="P43" style:family="paragraph" style:parent-style-name="Plain_20_Text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Título1" style:list-style-name="WW8Num2">
      <style:paragraph-properties fo:margin-top="0cm" fo:margin-bottom="0cm" style:contextual-spacing="false" fo:line-height="100%" fo:text-align="start" style:justify-single-word="false" fo:break-before="page"/>
      <style:text-properties fo:font-size="12pt" officeooo:paragraph-rsid="000883f8" style:font-size-asian="12pt"/>
    </style:style>
    <style:style style:name="P45" style:family="paragraph" style:parent-style-name="Título1" style:list-style-name="WW8Num2">
      <style:paragraph-properties fo:margin-top="0cm" fo:margin-bottom="0cm" style:contextual-spacing="false" fo:line-height="100%" fo:text-align="start" style:justify-single-word="false"/>
    </style:style>
    <style:style style:name="P46" style:family="paragraph" style:parent-style-name="Título1">
      <style:paragraph-properties fo:margin-top="0cm" fo:margin-bottom="0cm" style:contextual-spacing="false" fo:line-height="100%" fo:text-align="start" style:justify-single-word="false"/>
      <style:text-properties fo:font-size="12pt" style:font-size-asian="12pt"/>
    </style:style>
    <style:style style:name="P47" style:family="paragraph" style:parent-style-name="Título1" style:list-style-name="WW8Num2">
      <style:paragraph-properties fo:margin-top="0cm" fo:margin-bottom="0cm" style:contextual-spacing="false" fo:line-height="100%" fo:text-align="start" style:justify-single-word="false"/>
      <style:text-properties fo:font-size="12pt" style:font-size-asian="12pt"/>
    </style:style>
    <style:style style:name="P48" style:family="paragraph" style:parent-style-name="Título1" style:list-style-name="WW8Num2">
      <style:paragraph-properties fo:margin-left="1.259cm" fo:margin-right="0cm" fo:margin-top="0cm" fo:margin-bottom="0cm" style:contextual-spacing="false" fo:line-height="100%" fo:text-align="start" style:justify-single-word="false" fo:text-indent="-0.63cm" style:auto-text-indent="false"/>
      <style:text-properties fo:font-size="12pt" style:font-size-asian="12pt"/>
    </style:style>
    <style:style style:name="P49" style:family="paragraph" style:parent-style-name="Título1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</style:style>
    <style:style style:name="P50" style:family="paragraph" style:parent-style-name="Título1">
      <style:paragraph-properties fo:margin-left="0cm" fo:margin-right="0cm" fo:margin-top="0cm" fo:margin-bottom="0cm" style:contextual-spacing="false" fo:line-height="100%" fo:text-align="start" style:justify-single-word="false" fo:text-indent="0.635cm" style:auto-text-indent="false"/>
    </style:style>
    <style:style style:name="P51" style:family="paragraph" style:parent-style-name="Título1">
      <style:paragraph-properties fo:margin-left="0cm" fo:margin-right="0cm" fo:margin-top="0cm" fo:margin-bottom="0cm" style:contextual-spacing="false" fo:line-height="100%" fo:text-align="justify" style:justify-single-word="false" fo:text-indent="0.635cm" style:auto-text-indent="false"/>
      <style:text-properties fo:font-size="12pt" fo:font-weight="normal" style:font-size-asian="12pt" style:font-weight-asian="normal"/>
    </style:style>
    <style:style style:name="P52" style:family="paragraph" style:parent-style-name="Título1">
      <style:paragraph-properties fo:margin-left="0cm" fo:margin-right="0cm" fo:margin-top="0cm" fo:margin-bottom="0cm" style:contextual-spacing="false" fo:line-height="100%" fo:text-align="start" style:justify-single-word="false" fo:text-indent="0.635cm" style:auto-text-indent="false"/>
      <style:text-properties fo:font-size="12pt" fo:font-weight="normal" style:font-size-asian="12pt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style="italic" fo:font-weight="normal" style:font-size-asian="12pt" style:font-style-asian="italic" style:font-weight-asian="norm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normal" style:font-size-asian="12pt" style:font-weight-asian="normal"/>
    </style:style>
    <style:style style:name="T5" style:family="text">
      <style:text-properties fo:font-size="12pt" fo:font-weight="normal" officeooo:rsid="000a0528" style:font-size-asian="12pt" style:font-weight-asian="normal"/>
    </style:style>
    <style:style style:name="T6" style:family="text">
      <style:text-properties style:font-name="Arial" fo:font-size="12pt" fo:font-style="italic" fo:font-weight="bold" style:font-size-asian="12pt" style:font-style-asian="italic" style:font-weight-asian="bold" style:font-name-complex="Arial"/>
    </style:style>
    <style:style style:name="T7" style:family="text">
      <style:text-properties style:font-name="Arial" fo:font-size="12pt" fo:font-style="italic" fo:font-weight="bold" style:font-name-asian="Calibri" style:font-size-asian="12pt" style:font-style-asian="italic" style:font-weight-asian="bold" style:font-name-complex="Times New Roman"/>
    </style:style>
    <style:style style:name="T8" style:family="text">
      <style:text-properties style:font-name="Arial" fo:font-size="12pt" fo:font-weight="bold" style:font-size-asian="12pt" style:font-weight-asian="bold" style:font-name-complex="Arial"/>
    </style:style>
    <style:style style:name="T9" style:family="text">
      <style:text-properties style:font-name="Arial" fo:font-size="12pt" fo:font-weight="bold" style:font-name-asian="Calibri" style:font-size-asian="12pt" style:font-weight-asian="bold" style:font-name-complex="Times New Roman"/>
    </style:style>
    <style:style style:name="T10" style:family="text">
      <style:text-properties style:font-name="Arial" style:font-name-asian="Calibri" style:font-name-complex="Times New Roman"/>
    </style:style>
    <style:style style:name="T11" style:family="text">
      <style:text-properties style:font-name="Times New Roman" fo:font-size="11pt" style:font-size-asian="11pt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13" style:family="text">
      <style:text-properties style:font-name="Times New Roman" style:font-name-complex="Times New Roman"/>
    </style:style>
    <style:style style:name="T14" style:family="text">
      <style:text-properties style:font-name="Times New Roman" fo:font-size="12pt" style:font-size-asian="12pt" style:font-name-complex="Times New Roman"/>
    </style:style>
    <style:style style:name="T15" style:family="text">
      <style:text-properties style:font-name="Times New Roman" fo:font-size="12pt" style:font-size-asian="12pt" style:font-name-complex="Times New Roman" style:font-size-complex="14pt"/>
    </style:style>
    <style:style style:name="T16" style:family="text">
      <style:text-properties style:font-name="Times New Roman" fo:font-size="12pt" style:font-size-asian="12pt" style:font-name-complex="Times New Roman" style:font-size-complex="12pt"/>
    </style:style>
    <style:style style:name="T17" style:family="text">
      <style:text-properties style:font-name="Times New Roman" fo:font-size="12pt" officeooo:rsid="000883f8" style:font-size-asian="12pt" style:font-name-complex="Times New Roman" style:font-size-complex="12pt"/>
    </style:style>
    <style:style style:name="T18" style:family="text">
      <style:text-properties style:font-name="Times New Roman" fo:font-size="12pt" officeooo:rsid="000a0528" style:font-size-asian="12pt" style:font-name-complex="Times New Roman" style:font-size-complex="12pt"/>
    </style:style>
    <style:style style:name="T19" style:family="text">
      <style:text-properties style:font-name="Times New Roman" fo:font-size="12pt" style:font-name-asian="Times New Roman" style:font-size-asian="12pt" style:font-name-complex="Times New Roman" style:font-size-complex="14pt"/>
    </style:style>
    <style:style style:name="T20" style:family="text">
      <style:text-properties style:font-name="Times New Roman" fo:font-size="12pt" fo:font-weight="bold" style:font-size-asian="12pt" style:font-weight-asian="bold" style:font-name-complex="Times New Roman" style:font-size-complex="14pt"/>
    </style:style>
    <style:style style:name="T21" style:family="text">
      <style:text-properties style:font-name="Times New Roman" fo:font-size="12pt" fo:font-weight="bold" officeooo:rsid="000883f8" style:font-size-asian="12pt" style:font-weight-asian="bold" style:font-name-complex="Times New Roman" style:font-size-complex="12pt" style:font-weight-complex="bold"/>
    </style:style>
    <style:style style:name="T22" style:family="text">
      <style:text-properties style:font-name-asian="Times New Roman"/>
    </style:style>
    <style:style style:name="T23" style:family="text">
      <style:text-properties fo:color="#222222" style:font-name="Times New Roman" fo:font-size="12pt" fo:background-color="#ffffff" loext:char-shading-value="0" style:font-size-asian="12pt" style:font-name-complex="Times New Roman" style:font-size-complex="12pt"/>
    </style:style>
    <style:style style:name="T24" style:family="text">
      <style:text-properties officeooo:rsid="000a05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7">UNIVERSIDADE FEDERAL DE GOIÁS</text:span></text:p>
      <text:p text:style-name="P3"/>
      <text:p text:style-name="P4"/>
      <text:p text:style-name="P5">INTELIGÊNCIA ARTIFICIAL</text:p>
      <text:p text:style-name="P4"/>
      <text:p text:style-name="P4"/>
      <text:p text:style-name="P4"/>
      <text:p text:style-name="P4"/>
      <text:p text:style-name="P4"/>
      <text:p text:style-name="P8">8 Puzzle em BFS e DFS</text:p>
      <text:p text:style-name="P8"/>
      <text:p text:style-name="P8"/>
      <text:p text:style-name="P8"/>
      <text:p text:style-name="P6">Equipe:</text:p>
      <text:p text:style-name="P6">- em ordem alfabética</text:p>
      <text:p text:style-name="P6">- nome complet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8">Catalão/GO</text:span></text:p>
      <text:p text:style-name="P7">2015</text:p>
      <text:p text:style-name="P8"><text:soft-page-break/>Titulo do trabalho de pesquisa</text:p>
      <text:p text:style-name="P7"/>
      <text:p text:style-name="P7"/>
      <text:p text:style-name="P7"/>
      <text:p text:style-name="P7"/>
      <text:p text:style-name="P7"/>
      <text:p text:style-name="P6">Equipe:</text:p>
      <text:p text:style-name="P6">- em ordem alfabética</text:p>
      <text:p text:style-name="P6">- nome completo</text:p>
      <text:p text:style-name="P7"/>
      <text:p text:style-name="P7"/>
      <text:p text:style-name="P7"/>
      <text:p text:style-name="P36">Relatório de pesquisa apresentado como requisito parcial para aprovação na disciplina <text:s text:c="5"/>IBT0172 – Inteligência Artificial do curso Ciência da Computação, Universidade Federal de Goiás.</text:p>
      <text:p text:style-name="P35"><text:bookmark-start text:name="FOLHA_ROSTO_ORIENTADOR"/></text:p>
      <text:p text:style-name="P35"/>
      <text:p text:style-name="P35"><text:bookmark-end text:name="FOLHA_ROSTO_ORIENTADOR"/><text:bookmark text:name="FOLHA_ROSTO_COORIENTADOR"/>Prof.(a) Dr.(a) Sérgio Francisco da Silva</text:p>
      <text:p text:style-name="P12"/>
      <text:p text:style-name="P7"/>
      <text:p text:style-name="P9"/>
      <text:p text:style-name="P9"/>
      <text:list xml:id="list5485849285727552767" text:style-name="WW8Num1">
        <text:list-item>
          <text:h text:style-name="P34" text:outline-level="1"><text:tab/><text:span text:style-name="T11"><text:tab/>Período: ____/____/_____ a ____/____/_____</text:span></text:h>
        </text:list-item>
      </text:list>
      <text:p text:style-name="P4"/>
      <text:p text:style-name="P4"/>
      <text:p text:style-name="P18">Catalão</text:p>
      <text:p text:style-name="P2"><text:soft-page-break/><text:span text:style-name="T10">2015</text:span></text:p>
      <text:p text:style-name="P37"><text:span text:style-name="T22">“</text:span>SUMÁRIO”</text:p>
      <text:p text:style-name="P38"/>
      <text:p text:style-name="P19"><text:span text:style-name="T12"><text:s/></text:span><text:span text:style-name="T13">Apresenta a enumeração das divisões e seções presentes no relatório, na mesma ordem e grafia que aparece no corpo do trabalho e com a respectiva indicação de página. A palavra “sumário” deve ser centralizada e sem indicativo numérico, fonte tamanho 12 em negrito. </text:span></text:p>
      <text:p text:style-name="P20">O sumário tem a função de:</text:p>
      <text:p text:style-name="P39"><text:span text:style-name="T14">- auxiliar o leitor a familiarizar-se com o trabalho;</text:span></text:p>
      <text:p text:style-name="P39"><text:span text:style-name="T14">- facilitar seu manuseio;</text:span></text:p>
      <text:p text:style-name="P39"><text:span text:style-name="T14">- permitir que as informações sejam localizadas com facilidade.</text:span></text:p>
      <text:p text:style-name="P40"/>
      <text:p text:style-name="P20">Segue um exemplo.</text:p>
      <text:p text:style-name="P14"/>
      <text:p text:style-name="P14"/>
      <text:p text:style-name="P14"/>
      <text:p text:style-name="P15">SUMÁRIO</text:p>
      <text:p text:style-name="P17"><text:span text:style-name="T19"><text:s text:c="134"/></text:span><text:span text:style-name="T20">Pág</text:span><text:span text:style-name="T15">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RESUMO...................................................................................................................</text:p>
          </table:table-cell>
          <table:table-cell table:style-name="Table1.A1" office:value-type="string">
            <text:p text:style-name="P16">1</text:p>
          </table:table-cell>
        </table:table-row>
        <table:table-row table:style-name="Table1.1">
          <table:table-cell table:style-name="Table1.A1" office:value-type="string">
            <text:list xml:id="list2801612309568343250" text:style-name="WW8Num4">
              <text:list-item>
                <text:p text:style-name="P13"><text:span text:style-name="T1">INTRODUÇÃO............................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16">2</text:p>
          </table:table-cell>
        </table:table-row>
        <table:table-row table:style-name="Table1.3">
          <table:table-cell table:style-name="Table1.A1" office:value-type="string">
            <text:list xml:id="list142258142345207" text:continue-numbering="true" text:style-name="WW8Num4">
              <text:list-item>
                <text:p text:style-name="P13"><text:span text:style-name="T1">OBJETIVOS (e/ou Hipóteses).....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16">3</text:p>
          </table:table-cell>
        </table:table-row>
        <table:table-row table:style-name="Table1.3">
          <table:table-cell table:style-name="Table1.A1" office:value-type="string">
            <text:list xml:id="list142256585449288" text:continue-numbering="true" text:style-name="WW8Num4">
              <text:list-item>
                <text:p text:style-name="P13"><text:span text:style-name="T1">MATERIAL E MÉTODOS.............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16">4</text:p>
          </table:table-cell>
        </table:table-row>
        <table:table-row table:style-name="Table1.3">
          <table:table-cell table:style-name="Table1.A1" office:value-type="string">
            <text:list xml:id="list142256610203222" text:continue-numbering="true" text:style-name="WW8Num4">
              <text:list-item>
                <text:p text:style-name="P13"><text:span text:style-name="T1">RESULTADOS E DISCUSSÃO........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16">5</text:p>
          </table:table-cell>
        </table:table-row>
        <table:table-row table:style-name="Table1.3">
          <table:table-cell table:style-name="Table1.A1" office:value-type="string">
            <text:list xml:id="list142257346789228" text:continue-numbering="true" text:style-name="WW8Num4">
              <text:list-item>
                <text:p text:style-name="P13"><text:span text:style-name="T1">CONCLUSÕES............................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16">6</text:p>
          </table:table-cell>
        </table:table-row>
        <table:table-row table:style-name="Table1.3">
          <table:table-cell table:style-name="Table1.A1" office:value-type="string">
            <text:list xml:id="list142258269438858" text:continue-numbering="true" text:style-name="WW8Num4">
              <text:list-item>
                <text:p text:style-name="P13"><text:span text:style-name="T1">DIFICULDADES ENCONTRADAS.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16">7</text:p>
          </table:table-cell>
        </table:table-row>
        <table:table-row table:style-name="Table1.3">
          <table:table-cell table:style-name="Table1.A1" office:value-type="string">
            <text:list xml:id="list142257561936408" text:continue-numbering="true" text:style-name="WW8Num4">
              <text:list-item>
                <text:p text:style-name="P13"><text:span text:style-name="T1">SUGESTÕES PARA PESQUISAS FUTURAS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16">8</text:p>
          </table:table-cell>
        </table:table-row>
        <table:table-row table:style-name="Table1.3">
          <table:table-cell table:style-name="Table1.A1" office:value-type="string">
            <text:list xml:id="list142258319330585" text:continue-numbering="true" text:style-name="WW8Num4">
              <text:list-item>
                <text:p text:style-name="P13"><text:span text:style-name="T1">REFERÊNCIAS BIBLIOGRÁFICAS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16">9</text:p>
          </table:table-cell>
        </table:table-row>
        <table:table-row table:style-name="Table1.3">
          <table:table-cell table:style-name="Table1.A1" office:value-type="string">
            <text:list xml:id="list142258017289463" text:continue-numbering="true" text:style-name="WW8Num4">
              <text:list-item>
                <text:p text:style-name="P13"><text:span text:style-name="T1">ANEXOS...................................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22"><text:span text:style-name="T1">10</text:span></text:p>
          </table:table-cell>
        </table:table-row>
        <table:table-row table:style-name="Table1.3">
          <table:table-cell table:style-name="Table1.A1" office:value-type="string">
            <text:list xml:id="list142258279869100" text:continue-numbering="true" text:style-name="WW8Num4">
              <text:list-item>
                <text:p text:style-name="P13"><text:span text:style-name="T1">APÊNDICES.........................................................................................................</text:span></text:p>
              </text:list-item>
            </text:list>
          </table:table-cell>
          <table:table-cell table:style-name="Table1.A1" office:value-type="string">
            <text:p text:style-name="P23">11</text:p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list xml:id="list1829958556075576196" text:style-name="WW8Num2">
        <text:list-item>
          <text:p text:style-name="P44">INTRODUÇÃO</text:p>
        </text:list-item>
      </text:list>
      <text:p text:style-name="P42"><text:span text:style-name="T16">Este relatório </text:span><text:span text:style-name="T17">tem objetivo mostra</text:span><text:span text:style-name="T16"> o uso dos algoritmos de busca em </text:span><text:span text:style-name="T17">largura</text:span><text:span text:style-name="T16"> <text:s/></text:span><text:span text:style-name="T17">conhecido por </text:span><text:span text:style-name="T21">Breadth-First-Search (</text:span><text:span text:style-name="T16">BFS) </text:span><text:span text:style-name="T17">e </text:span><text:span text:style-name="T18">o </text:span><text:span text:style-name="T17">algoritmos de busca </text:span><text:span text:style-name="T18">de </text:span><text:span text:style-name="T17">profundidade </text:span><text:span text:style-name="T18">que também utiliza um sigla (DFS). Os algoritmos descrito serão aplicado para o</text:span><text:span text:style-name="T16"> problema do quebra cabeça numérico (8 Puzzle). Será feita uma breve apresentação dos algoritmos e em seguida, será apresentada a implementação dos algoritmos para resolução do problema descrito.</text:span></text:p>
      <text:p text:style-name="P43"/>
      <text:p text:style-name="P43"/>
      <text:list xml:id="list142257480683178" text:continue-numbering="true" text:style-name="WW8Num2">
        <text:list-item>
          <text:p text:style-name="P48">OBJETIVOS (e/ou Hipóteses)</text:p>
        </text:list-item>
      </text:list>
      <text:p text:style-name="P49"><text:span text:style-name="T4">O objetivo desta </text:span><text:span text:style-name="T5">trabalho é aplicar os conceitos algoritmo é econtrar</text:span><text:span text:style-name="T4"> a solução para o problema do quebra cabeça </text:span><text:span text:style-name="T2">8 puzzle.</text:span></text:p>
      <text:p text:style-name="P33"><text:span text:style-name="T2"/></text:p>
      <text:p text:style-name="P28"/>
      <text:list xml:id="list142258486971950" text:continue-numbering="true" text:style-name="WW8Num2">
        <text:list-item>
          <text:p text:style-name="P47">MATERIAIS E MÉTODOS</text:p>
        </text:list-item>
      </text:list>
      <text:p text:style-name="P32">Foram coletadas informações sobre os algoritmos BFS (busca em largura) e DFS (busca em profundidade) através de artigos disponíveis na internet. </text:p>
      <text:p text:style-name="P32">Para o desenvolvimento foram utilizadas os seguintes materiais:</text:p>
      <text:p text:style-name="P32"/>
      <text:list xml:id="list1699190287814022164" text:style-name="WW8Num3">
        <text:list-item>
          <text:p text:style-name="P30"><text:span text:style-name="T24">Python 2.7.6 (default, Mar 22 2014, 22:59:38) </text:span></text:p>
        </text:list-item>
        <text:list-item>
          <text:p text:style-name="P31">[GCC 4.8.2] <text:s/>linux2</text:p>
        </text:list-item>
        <text:list-item>
          <text:p text:style-name="P31">Sublime Text</text:p>
        </text:list-item>
      </text:list>
      <text:p text:style-name="P29"/>
      <text:p text:style-name="P29"/>
      <text:list xml:id="list142256969765228" text:continue-list="list142258486971950" text:style-name="WW8Num2">
        <text:list-item>
          <text:p text:style-name="P47">ALGORITMO DE BUSCA EM PROFUNDIDADE (DFS)</text:p>
        </text:list-item>
      </text:list>
      <text:p text:style-name="P49"><text:span text:style-name="T4">O DFS é um algoritmo de busca em árvore, estrutura de árvore ou grafo. Sua busca é feita partindo de um nó raiz<text:tab/> e explorando cada um de seus outros nós, antes de regressar. “Um algoritmo DFS realiza uma busca não-informada que progride através da expansão do primeiro nó filho da árvore de busca, e até que se encontre o objetivo da busca ou se depare com algum nó que não possui filhos, ele continua se aprofundando. Então é feito o retrocesso da busca e começa no próximo nó.” (Em: &lt;http://pt.wikipedia.org/wiki/Busca_em_profundidade&gt;. Acesso em: 10 abr. 2015). Sua complexidade espacial é muito menor que a de um algoritmo de busca em largura. A complexidade temporal é proporcional ao número de vértices somados ao número de arestas dos grafos atravessados. </text:span></text:p>
      <text:p text:style-name="P51">Caso a busca é feita em grafos ou arvores muito grandes das quais não se pode armazenar em memória, a busca em profundidade não possui termino. Lembrar quais nós já foram percorridos tornasse impossível, por não haver memória suficiente.</text:p>
      <text:p text:style-name="P27"><text:tab/></text:p>
      <text:list xml:id="list142257232246596" text:continue-numbering="true" text:style-name="WW8Num2">
        <text:list-item>
          <text:p text:style-name="P47"><text:soft-page-break/>ALGORITMO DE BUSCA EM LARGURA (BFS)</text:p>
        </text:list-item>
      </text:list>
      <text:p text:style-name="P51">BFS é um algoritmo de busca em árvores, estruturas de árvores ou grafos, assim como o DFS, porém, sua busca é feita de forma diferente ao busca em profundidade. A busca é iniciada a partir de um nós raiz e é feito a exploração dos seus nós vizinhos. Assim, para todos os outros nós vizinhos até que se encontre o objetivo da busca. </text:p>
      <text:p text:style-name="P49"><text:span text:style-name="T4">“Assim como o DFS, o algoritmo de busca em largura também realiza uma busca não-informada que expande e examina sistematicamente todos os vértices de um grafo direcionado ou não-direcionado. Podendo-se dizer que o algoritmo realiza uma busca exaustiva num grafo passando por todas as arestas e vértices do mesmo. Assim, o algoritmo deve garantir que nenhum vértice ou aresta será visitado mais de uma vez e, para isso utiliza a estrutura de dados fila para garantir a ordem de chegada dos vértices.” (Em: &lt;http://pt.wikipedia.org/wiki/Busca_em_largura&gt;. Acesso em: 10 abr. 2015). </text:span></text:p>
      <text:p text:style-name="Text_20_body"/>
      <text:list xml:id="list142257074193234" text:continue-numbering="true" text:style-name="WW8Num2">
        <text:list-item>
          <text:p text:style-name="P45"><text:span text:style-name="T3">8-PUZZLE</text:span></text:p>
        </text:list-item>
      </text:list>
      <text:p text:style-name="P49"><text:span text:style-name="T4">É um jogo de tabuleiro que constitui de blocos deslizáveis numerados de 0 a 8. O objetivo deste jogo é mover as peças numeradas de seu estado inicial para seu estado final. As regras deste jogo são bem simples, a peça vazia é a única que pode ser movimentada, em determinadas situações podem haver de dois a quarto movimentos possíveis (cima, baixo, esquerda, direita). A cada movimento será gerado novos estados até encontrar um estado final [1].</text:span></text:p>
      <text:p text:style-name="P51"/>
      <text:p text:style-name="P51"/>
      <text:list xml:id="list142257375560783" text:continue-numbering="true" text:style-name="WW8Num2">
        <text:list-item>
          <text:p text:style-name="P47">IMPLEMENTAÇÃO</text:p>
        </text:list-item>
      </text:list>
      <text:p text:style-name="P49"><text:span text:style-name="T4">Exemplo de texto para falar sobre tópico. <text:s/></text:span></text:p>
      <text:p text:style-name="Text_20_body"/>
      <text:list xml:id="list142257313482631" text:continue-numbering="true" text:style-name="WW8Num2">
        <text:list-item>
          <text:p text:style-name="P47">CONCLUSÕES</text:p>
        </text:list-item>
      </text:list>
      <text:p text:style-name="P52">Síntese pessoal (do grupo) sobre as conclusões alcançadas com o trabalho. Enumere os resultados mais significativos do trabalho. </text:p>
      <text:p text:style-name="P29"/>
      <text:p text:style-name="P29"/>
      <text:list xml:id="list142258061922116" text:continue-numbering="true" text:style-name="WW8Num2">
        <text:list-item>
          <text:p text:style-name="P47">DIFICULDADES ENCONTRADAS</text:p>
        </text:list-item>
      </text:list>
      <text:p text:style-name="P50"><text:span text:style-name="T4">Expressar as dificuldades encontradas em cada etapa da condução do experimento.</text:span></text:p>
      <text:p text:style-name="P46"/>
      <text:p text:style-name="Text_20_body"/>
      <text:list xml:id="list142258317230758" text:continue-numbering="true" text:style-name="WW8Num2">
        <text:list-item>
          <text:p text:style-name="P47">SUGESTÕES PARA PESQUISAS FUTURAS</text:p>
        </text:list-item>
      </text:list>
      <text:p text:style-name="P28"/>
      <text:p text:style-name="P28"/>
      <text:list xml:id="list142257318563182" text:continue-numbering="true" text:style-name="WW8Num2">
        <text:list-item>
          <text:p text:style-name="P47">REFERÊNCIAS BIBLIOGRÁFICA</text:p>
        </text:list-item>
      </text:list>
      <text:p text:style-name="P24"><text:span text:style-name="T16">[1] </text:span><text:span text:style-name="T23">JUNIOR, Nelson Florêncio; GUIMARÃES, Frederico Gadelha. Problema 8-Puzzle: Análise da solução usando Backtracking e Algoritmos Genéticos.</text:span></text:p>
      <text:p text:style-name="P25"/>
      <text:p text:style-name="P10"/>
      <text:p text:style-name="P10"/>
      <text:p text:style-name="P10"/>
      <text:p text:style-name="P10"/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F" svg:font-family="'Times New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letter-kerning="true" style:font-name-asian="Arial Unicode MS" style:font-family-asian="'Arial Unicode MS'" style:font-family-generic-asian="swiss" style:font-pitch-asian="variable" style:font-size-asian="11pt" style:font-name-complex="F" style:font-family-complex="'Times New Roman'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top="0cm" fo:margin-bottom="0cm" style:contextual-spacing="false" style:line-height-at-least="0.176cm" fo:keep-with-next="always"/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R_5f_NotaOrientador" style:display-name="FR_NotaOrientador" style:family="paragraph" style:parent-style-name="Standard"/>
    <style:style style:name="Plain_20_Text" style:display-name="Plain Text" style:family="paragraph" style:parent-style-name="Standard"/>
    <style:style style:name="Título1" style:family="paragraph" style:parent-style-name="Standard" style:next-style-name="Text_20_body">
      <style:paragraph-properties fo:margin-top="0.423cm" fo:margin-bottom="0cm" style:contextual-spacing="false" style:line-height-at-least="0.176cm" fo:text-align="center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List_20_Paragraph" style:display-name="List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2pt" style:font-size-asian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E DE SÃO PAULO</dc:title>
    <meta:initial-creator>a</meta:initial-creator>
    <meta:creation-date>2015-04-10T22:43:00</meta:creation-date>
    <dc:creator>marcos </dc:creator>
    <dc:date>2015-04-12T14:22:56.068036184</dc:date>
    <meta:editing-cycles>3</meta:editing-cycles>
    <meta:editing-duration>PT2M</meta:editing-duration>
    <meta:document-statistic meta:table-count="1" meta:image-count="0" meta:object-count="0" meta:page-count="7" meta:paragraph-count="76" meta:word-count="810" meta:character-count="6165" meta:non-whitespace-character-count="5296"/>
    <meta:generator>LibreOffice/4.2.7.2$Linux_x86 LibreOffice_project/420m0$Build-2</meta:generator>
  </office:meta>
</office:document-meta>
</file>